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0080DDE25531A6CE7C.png" manifest:media-type="image/png"/>
  <manifest:file-entry manifest:full-path="Pictures/100000000000012D000000928DE65C779A3F7A63.png" manifest:media-type="image/png"/>
  <manifest:file-entry manifest:full-path="Pictures/1000000000000123000000B3E651BDDD720CC344.png" manifest:media-type="image/png"/>
  <manifest:file-entry manifest:full-path="Pictures/100000000000017500000081C0BA8911A740B11F.png" manifest:media-type="image/png"/>
  <manifest:file-entry manifest:full-path="Pictures/100000000000013200000071A8928B18350213E8.png" manifest:media-type="image/png"/>
  <manifest:file-entry manifest:full-path="Pictures/1000000000000153000000C730D41EA6370050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width="17cm" svg:height="8.89cm" draw:z-index="0"><draw:image xlink:href="Pictures/10000000000003D30000020080DDE25531A6CE7C.png" xlink:type="simple" xlink:show="embed" xlink:actuate="onLoad" loext:mime-type="image/png"/></draw:frame></text:p>
      <text:p text:style-name="Standard"><draw:frame draw:style-name="fr1" draw:name="Imagen2" text:anchor-type="paragraph" svg:x="-0.325cm" svg:y="0.385cm" svg:width="7.964cm" svg:height="3.863cm" draw:z-index="1"><draw:image xlink:href="Pictures/100000000000012D000000928DE65C779A3F7A63.png" xlink:type="simple" xlink:show="embed" xlink:actuate="onLoad" loext:mime-type="image/png"/></draw:frame><draw:frame draw:style-name="fr1" draw:name="Imagen3" text:anchor-type="paragraph" svg:x="8.438cm" svg:y="0.162cm" svg:width="7.699cm" svg:height="4.736cm" draw:z-index="2"><draw:image xlink:href="Pictures/1000000000000123000000B3E651BDDD720CC3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x="7.703cm" svg:y="0.24cm" svg:width="9.869cm" svg:height="3.413cm" draw:z-index="4"><draw:image xlink:href="Pictures/100000000000017500000081C0BA8911A740B11F.png" xlink:type="simple" xlink:show="embed" xlink:actuate="onLoad" loext:mime-type="image/png"/></draw:frame></text:p>
      <text:p text:style-name="Standard"><draw:frame draw:style-name="fr1" draw:name="Imagen4" text:anchor-type="paragraph" svg:x="-0.534cm" svg:y="0.018cm" svg:width="8.096cm" svg:height="2.99cm" draw:z-index="3"><draw:image xlink:href="Pictures/100000000000013200000071A8928B18350213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paragraph" svg:x="-1.173cm" svg:y="0.019cm" svg:width="8.969cm" svg:height="5.265cm" draw:z-index="5"><draw:image xlink:href="Pictures/1000000000000153000000C730D41EA6370050D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3T19:02:47.125000000</meta:creation-date>
    <dc:date>2020-02-23T20:48:11.914000000</dc:date>
    <meta:editing-duration>PT25M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